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2"/>
    <style:style style:name="ce11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3.2">
            <text:p>13.200</text:p>
          </table:table-cell>
          <table:table-cell office:value-type="float" office:value="10">
            <text:p>10</text:p>
          </table:table-cell>
          <table:table-cell table:formula="of:=[.C3]*1.01" office:value-type="float" office:value="14.5810120554279">
            <text:p>14.5810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36">
            <text:p>36.00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9.7663965148034">
            <text:p>39.7664</text:p>
          </table:table-cell>
          <table:table-cell table:style-name="ce2" office:value-type="float" office:value="91.38">
            <text:p>91.38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100.940369820076">
            <text:p>100.9404</text:p>
          </table:table-cell>
          <table:table-cell table:style-name="ce2" office:value-type="float" office:value="86.4">
            <text:p>86.4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5.4393516355281">
            <text:p>95.4394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13.2">
            <text:p>13.2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4.4366455994336">
            <text:p>14.4366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36">
            <text:p>36.00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9.372669816637">
            <text:p>39.3727</text:p>
          </table:table-cell>
          <table:table-cell table:style-name="ce3" table:formula="of:=[.V2]" office:value-type="float" office:value="91.38">
            <text:p>91.38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9.9409602178969">
            <text:p>99.9410</text:p>
          </table:table-cell>
          <table:table-cell table:style-name="ce3" table:formula="of:=[.Y2]" office:value-type="float" office:value="86.4">
            <text:p>86.4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4.4944075599288">
            <text:p>94.4944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13.2">
            <text:p>13.2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2937085142907">
            <text:p>14.2937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36">
            <text:p>36.00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8.9828414026109">
            <text:p>38.9828</text:p>
          </table:table-cell>
          <table:table-cell table:style-name="ce3" table:formula="of:=[.V3]" office:value-type="float" office:value="91.38">
            <text:p>91.38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8.9514457602939">
            <text:p>98.9514</text:p>
          </table:table-cell>
          <table:table-cell table:style-name="ce3" table:formula="of:=[.Y3]" office:value-type="float" office:value="86.4">
            <text:p>86.4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3.5588193662661">
            <text:p>93.5588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13.2">
            <text:p>13.2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1521866478125">
            <text:p>14.1522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36">
            <text:p>36.00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8.5968726758524">
            <text:p>38.5969</text:p>
          </table:table-cell>
          <table:table-cell table:style-name="ce3" table:formula="of:=[.V4]" office:value-type="float" office:value="91.38">
            <text:p>91.38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7.9717284755386">
            <text:p>97.9717</text:p>
          </table:table-cell>
          <table:table-cell table:style-name="ce3" table:formula="of:=[.Y4]" office:value-type="float" office:value="86.4">
            <text:p>86.4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2.6324944220457">
            <text:p>92.6325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13.2">
            <text:p>13.2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0120659879332">
            <text:p>14.0121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36">
            <text:p>36.00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8.214725421636">
            <text:p>38.2147</text:p>
          </table:table-cell>
          <table:table-cell table:style-name="ce3" table:formula="of:=[.V5]" office:value-type="float" office:value="91.38">
            <text:p>91.38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7.0017113619194">
            <text:p>97.0017</text:p>
          </table:table-cell>
          <table:table-cell table:style-name="ce3" table:formula="of:=[.Y5]" office:value-type="float" office:value="86.4">
            <text:p>86.4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1.7153410119264">
            <text:p>91.7153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13.2">
            <text:p>13.2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3.87333266132">
            <text:p>13.8733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36">
            <text:p>36.00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7.8363618036">
            <text:p>37.8364</text:p>
          </table:table-cell>
          <table:table-cell table:style-name="ce3" table:formula="of:=[.V6]" office:value-type="float" office:value="91.38">
            <text:p>91.38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6.041298378138">
            <text:p>96.0413</text:p>
          </table:table-cell>
          <table:table-cell table:style-name="ce3" table:formula="of:=[.Y6]" office:value-type="float" office:value="86.4">
            <text:p>86.4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0.80726832864">
            <text:p>90.8073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13.2">
            <text:p>13.2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735972932">
            <text:p>13.7360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36">
            <text:p>36.00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7.46174436">
            <text:p>37.4617</text:p>
          </table:table-cell>
          <table:table-cell table:style-name="ce3" table:formula="of:=[.V7]" office:value-type="float" office:value="91.38">
            <text:p>91.38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5.0903944338">
            <text:p>95.0904</text:p>
          </table:table-cell>
          <table:table-cell table:style-name="ce3" table:formula="of:=[.Y7]" office:value-type="float" office:value="86.4">
            <text:p>86.4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89.908186464">
            <text:p>89.9082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13.2">
            <text:p>13.2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3.5999732">
            <text:p>13.6000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36">
            <text:p>36.00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7.090836">
            <text:p>37.0908</text:p>
          </table:table-cell>
          <table:table-cell table:style-name="ce3" table:formula="of:=[.V8]" office:value-type="float" office:value="91.38">
            <text:p>91.38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4.14890538">
            <text:p>94.1489</text:p>
          </table:table-cell>
          <table:table-cell table:style-name="ce3" table:formula="of:=[.Y8]" office:value-type="float" office:value="86.4">
            <text:p>86.4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89.0180064">
            <text:p>89.0180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13.2">
            <text:p>13.2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13.46532">
            <text:p>13.4653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36">
            <text:p>36.00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6.7236">
            <text:p>36.7236</text:p>
          </table:table-cell>
          <table:table-cell table:style-name="ce3" table:formula="of:=[.V9]" office:value-type="float" office:value="91.38">
            <text:p>91.38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3.216738">
            <text:p>93.2167</text:p>
          </table:table-cell>
          <table:table-cell table:style-name="ce3" table:formula="of:=[.Y9]" office:value-type="float" office:value="86.4">
            <text:p>86.4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88.13664">
            <text:p>88.1366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13.2">
            <text:p>13.2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13.332">
            <text:p>13.332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36">
            <text:p>36.00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6.36">
            <text:p>36.3600</text:p>
          </table:table-cell>
          <table:table-cell table:style-name="ce3" table:formula="of:=[.V10]" office:value-type="float" office:value="91.38">
            <text:p>91.38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92.2938">
            <text:p>92.2938</text:p>
          </table:table-cell>
          <table:table-cell table:style-name="ce3" table:formula="of:=[.Y10]" office:value-type="float" office:value="86.4">
            <text:p>86.4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7.264">
            <text:p>87.264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13.2">
            <text:p>13.2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13.2">
            <text:p>13.2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36">
            <text:p>36.00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6">
            <text:p>36.0000</text:p>
          </table:table-cell>
          <table:table-cell table:style-name="ce3" table:formula="of:=[.V11]" office:value-type="float" office:value="91.38">
            <text:p>91.38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91.38">
            <text:p>91.3800</text:p>
          </table:table-cell>
          <table:table-cell table:style-name="ce3" table:formula="of:=[.Y11]" office:value-type="float" office:value="86.4">
            <text:p>86.4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6.4">
            <text:p>86.4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13.2">
            <text:p>13.2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13.0693069306931">
            <text:p>13.0693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36">
            <text:p>36.00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35.6435643564356">
            <text:p>35.6436</text:p>
          </table:table-cell>
          <table:table-cell table:style-name="ce3" table:formula="of:=[.V12]" office:value-type="float" office:value="91.38">
            <text:p>91.38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90.4752475247525">
            <text:p>90.4752</text:p>
          </table:table-cell>
          <table:table-cell table:style-name="ce3" table:formula="of:=[.Y12]" office:value-type="float" office:value="86.4">
            <text:p>86.4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5.5445544554456">
            <text:p>85.5446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13.2">
            <text:p>13.2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12.9399078521714">
            <text:p>12.9399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36">
            <text:p>36.00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35.2906577786492">
            <text:p>35.2907</text:p>
          </table:table-cell>
          <table:table-cell table:style-name="ce3" table:formula="of:=[.V13]" office:value-type="float" office:value="91.38">
            <text:p>91.38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9.5794529948044">
            <text:p>89.5795</text:p>
          </table:table-cell>
          <table:table-cell table:style-name="ce3" table:formula="of:=[.Y13]" office:value-type="float" office:value="86.4">
            <text:p>86.4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4.697578668758">
            <text:p>84.6976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13.2">
            <text:p>13.2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8117899526449">
            <text:p>12.8118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36">
            <text:p>36.00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34.9412453253952">
            <text:p>34.9412</text:p>
          </table:table-cell>
          <table:table-cell table:style-name="ce3" table:formula="of:=[.V14]" office:value-type="float" office:value="91.38">
            <text:p>91.38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8.6925277176281">
            <text:p>88.6925</text:p>
          </table:table-cell>
          <table:table-cell table:style-name="ce3" table:formula="of:=[.Y14]" office:value-type="float" office:value="86.4">
            <text:p>86.4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3.8589887809485">
            <text:p>83.8590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13.2">
            <text:p>13.2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6849405471732">
            <text:p>12.6849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36">
            <text:p>36.00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34.5952924013814">
            <text:p>34.5953</text:p>
          </table:table-cell>
          <table:table-cell table:style-name="ce3" table:formula="of:=[.V15]" office:value-type="float" office:value="91.38">
            <text:p>91.38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7.8143838788397">
            <text:p>87.8144</text:p>
          </table:table-cell>
          <table:table-cell table:style-name="ce3" table:formula="of:=[.Y15]" office:value-type="float" office:value="86.4">
            <text:p>86.4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3.0287017633153">
            <text:p>83.0287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13.2">
            <text:p>13.2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12.5593470764091">
            <text:p>12.5593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36">
            <text:p>36.00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34.252764753843">
            <text:p>34.2528</text:p>
          </table:table-cell>
          <table:table-cell table:style-name="ce3" table:formula="of:=[.V16]" office:value-type="float" office:value="91.38">
            <text:p>91.38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6.9449345335047">
            <text:p>86.9449</text:p>
          </table:table-cell>
          <table:table-cell table:style-name="ce3" table:formula="of:=[.Y16]" office:value-type="float" office:value="86.4">
            <text:p>86.4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2.2066354092231">
            <text:p>82.2066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13.2">
            <text:p>13.2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2.4349971053555">
            <text:p>12.4350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36">
            <text:p>36.00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33.9136284691514">
            <text:p>33.9136</text:p>
          </table:table-cell>
          <table:table-cell table:style-name="ce3" table:formula="of:=[.V17]" office:value-type="float" office:value="91.38">
            <text:p>91.38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6.0840935975294">
            <text:p>86.0841</text:p>
          </table:table-cell>
          <table:table-cell table:style-name="ce3" table:formula="of:=[.Y17]" office:value-type="float" office:value="86.4">
            <text:p>86.4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1.3927083259635">
            <text:p>81.3927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13.2">
            <text:p>13.2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3118783221342">
            <text:p>12.3119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36">
            <text:p>36.00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33.5778499694569">
            <text:p>33.5778</text:p>
          </table:table-cell>
          <table:table-cell table:style-name="ce3" table:formula="of:=[.V18]" office:value-type="float" office:value="91.38">
            <text:p>91.38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5.231775839138">
            <text:p>85.2318</text:p>
          </table:table-cell>
          <table:table-cell table:style-name="ce3" table:formula="of:=[.Y18]" office:value-type="float" office:value="86.4">
            <text:p>86.4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0.5868399266965">
            <text:p>80.5868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13.2">
            <text:p>13.2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1899785367665">
            <text:p>12.1900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36">
            <text:p>36.00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33.2453960093632">
            <text:p>33.2454</text:p>
          </table:table-cell>
          <table:table-cell table:style-name="ce3" table:formula="of:=[.V19]" office:value-type="float" office:value="91.38">
            <text:p>91.38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4.3878968704337">
            <text:p>84.3879</text:p>
          </table:table-cell>
          <table:table-cell table:style-name="ce3" table:formula="of:=[.Y19]" office:value-type="float" office:value="86.4">
            <text:p>86.4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79.7889504224718">
            <text:p>79.7890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13.2">
            <text:p>13.2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0692856799669">
            <text:p>12.0693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36">
            <text:p>36.00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32.9162336726369">
            <text:p>32.9162</text:p>
          </table:table-cell>
          <table:table-cell table:style-name="ce3" table:formula="of:=[.V20]" office:value-type="float" office:value="91.38">
            <text:p>91.38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3.5523731390433">
            <text:p>83.5524</text:p>
          </table:table-cell>
          <table:table-cell table:style-name="ce3" table:formula="of:=[.Y20]" office:value-type="float" office:value="86.4">
            <text:p>86.4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78.9989608143285">
            <text:p>78.9990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13.2">
            <text:p>13.2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9497878019474">
            <text:p>11.9498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36">
            <text:p>36.00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32.5903303689474">
            <text:p>32.5903</text:p>
          </table:table-cell>
          <table:table-cell table:style-name="ce3" table:formula="of:=[.V21]" office:value-type="float" office:value="91.38">
            <text:p>91.38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2.7251219198448">
            <text:p>82.7251</text:p>
          </table:table-cell>
          <table:table-cell table:style-name="ce3" table:formula="of:=[.Y21]" office:value-type="float" office:value="86.4">
            <text:p>86.4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78.2167928854738">
            <text:p>78.216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1.11">
            <text:p>1.11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22613055920644">
            <text:p>1.2261</text:p>
          </table:table-cell>
          <table:table-cell table:style-name="ce2" office:value-type="float" office:value="1.147">
            <text:p>1.147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26700157784665">
            <text:p>1.2670</text:p>
          </table:table-cell>
          <table:table-cell table:style-name="ce2" office:value-type="float" office:value="1.177">
            <text:p>1.177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0014024160899">
            <text:p>1.3001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1.11">
            <text:p>1.11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21399065267964">
            <text:p>1.2140</text:p>
          </table:table-cell>
          <table:table-cell table:style-name="ce3" table:formula="of:=[.V25]" office:value-type="float" office:value="1.147">
            <text:p>1.147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25445700776896">
            <text:p>1.2545</text:p>
          </table:table-cell>
          <table:table-cell table:style-name="ce3" table:formula="of:=[.Y25]" office:value-type="float" office:value="1.177">
            <text:p>1.177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28726756594949">
            <text:p>1.2873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1.11">
            <text:p>1.11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20197094324717">
            <text:p>1.2020</text:p>
          </table:table-cell>
          <table:table-cell table:style-name="ce3" table:formula="of:=[.V26]" office:value-type="float" office:value="1.147">
            <text:p>1.147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24203664135541">
            <text:p>1.2420</text:p>
          </table:table-cell>
          <table:table-cell table:style-name="ce3" table:formula="of:=[.Y26]" office:value-type="float" office:value="1.177">
            <text:p>1.177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27452234252425">
            <text:p>1.2745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1.11">
            <text:p>1.11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19007024083878">
            <text:p>1.1901</text:p>
          </table:table-cell>
          <table:table-cell table:style-name="ce3" table:formula="of:=[.V27]" office:value-type="float" office:value="1.147">
            <text:p>1.147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22973924886674">
            <text:p>1.2297</text:p>
          </table:table-cell>
          <table:table-cell table:style-name="ce3" table:formula="of:=[.Y27]" office:value-type="float" office:value="1.177">
            <text:p>1.177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26190330942995">
            <text:p>1.2619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1.11">
            <text:p>1.11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17828736716711">
            <text:p>1.1783</text:p>
          </table:table-cell>
          <table:table-cell table:style-name="ce3" table:formula="of:=[.V28]" office:value-type="float" office:value="1.147">
            <text:p>1.147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21756361273935">
            <text:p>1.2176</text:p>
          </table:table-cell>
          <table:table-cell table:style-name="ce3" table:formula="of:=[.Y28]" office:value-type="float" office:value="1.177">
            <text:p>1.177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24940921725738">
            <text:p>1.2494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4.37">
            <text:p>14.37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5.103014419937">
            <text:p>15.1030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1.11">
            <text:p>1.11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166621155611">
            <text:p>1.1666</text:p>
          </table:table-cell>
          <table:table-cell table:style-name="ce3" table:formula="of:=[.V29]" office:value-type="float" office:value="1.147">
            <text:p>1.147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055085274647">
            <text:p>1.2055</text:p>
          </table:table-cell>
          <table:table-cell table:style-name="ce3" table:formula="of:=[.Y29]" office:value-type="float" office:value="1.177">
            <text:p>1.177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370388289677">
            <text:p>1.2370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1.11">
            <text:p>1.11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1550704511">
            <text:p>1.1551</text:p>
          </table:table-cell>
          <table:table-cell table:style-name="ce3" table:formula="of:=[.V30]" office:value-type="float" office:value="1.147">
            <text:p>1.147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19357279947">
            <text:p>1.1936</text:p>
          </table:table-cell>
          <table:table-cell table:style-name="ce3" table:formula="of:=[.Y30]" office:value-type="float" office:value="1.177">
            <text:p>1.177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2479091977">
            <text:p>1.2248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1.11">
            <text:p>1.11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14363411">
            <text:p>1.1436</text:p>
          </table:table-cell>
          <table:table-cell table:style-name="ce3" table:formula="of:=[.V31]" office:value-type="float" office:value="1.147">
            <text:p>1.147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181755247">
            <text:p>1.1818</text:p>
          </table:table-cell>
          <table:table-cell table:style-name="ce3" table:formula="of:=[.Y31]" office:value-type="float" office:value="1.177">
            <text:p>1.177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12664277">
            <text:p>1.2127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1.11">
            <text:p>1.11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132311">
            <text:p>1.1323</text:p>
          </table:table-cell>
          <table:table-cell table:style-name="ce3" table:formula="of:=[.V32]" office:value-type="float" office:value="1.147">
            <text:p>1.147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1700547">
            <text:p>1.1701</text:p>
          </table:table-cell>
          <table:table-cell table:style-name="ce3" table:formula="of:=[.Y32]" office:value-type="float" office:value="1.177">
            <text:p>1.177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006577">
            <text:p>1.2007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1.11">
            <text:p>1.11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1211">
            <text:p>1.1211</text:p>
          </table:table-cell>
          <table:table-cell table:style-name="ce3" table:formula="of:=[.V33]" office:value-type="float" office:value="1.147">
            <text:p>1.147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15847">
            <text:p>1.1585</text:p>
          </table:table-cell>
          <table:table-cell table:style-name="ce3" table:formula="of:=[.Y33]" office:value-type="float" office:value="1.177">
            <text:p>1.177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18877">
            <text:p>1.1888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4.37">
            <text:p>14.37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4.37">
            <text:p>14.37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1.11">
            <text:p>1.11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11">
            <text:p>1.1100</text:p>
          </table:table-cell>
          <table:table-cell table:style-name="ce3" table:formula="of:=[.V34]" office:value-type="float" office:value="1.147">
            <text:p>1.147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147">
            <text:p>1.1470</text:p>
          </table:table-cell>
          <table:table-cell table:style-name="ce3" table:formula="of:=[.Y34]" office:value-type="float" office:value="1.177">
            <text:p>1.177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177">
            <text:p>1.177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4.37">
            <text:p>14.37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4.2277227722772">
            <text:p>14.2277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1.11">
            <text:p>1.11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0990099009901">
            <text:p>1.0990</text:p>
          </table:table-cell>
          <table:table-cell table:style-name="ce3" table:formula="of:=[.V35]" office:value-type="float" office:value="1.147">
            <text:p>1.147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13564356435644">
            <text:p>1.1356</text:p>
          </table:table-cell>
          <table:table-cell table:style-name="ce3" table:formula="of:=[.Y35]" office:value-type="float" office:value="1.177">
            <text:p>1.177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16534653465347">
            <text:p>1.1653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4.37">
            <text:p>14.37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4.0868542299775">
            <text:p>14.0869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1.11">
            <text:p>1.11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08812861484168">
            <text:p>1.0881</text:p>
          </table:table-cell>
          <table:table-cell table:style-name="ce3" table:formula="of:=[.V36]" office:value-type="float" office:value="1.147">
            <text:p>1.147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12439956866974">
            <text:p>1.1244</text:p>
          </table:table-cell>
          <table:table-cell table:style-name="ce3" table:formula="of:=[.Y36]" office:value-type="float" office:value="1.177">
            <text:p>1.177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15380845015195">
            <text:p>1.1538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1.11">
            <text:p>1.11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07735506419969">
            <text:p>1.0774</text:p>
          </table:table-cell>
          <table:table-cell table:style-name="ce3" table:formula="of:=[.V37]" office:value-type="float" office:value="1.147">
            <text:p>1.147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1326689967301">
            <text:p>1.1133</text:p>
          </table:table-cell>
          <table:table-cell table:style-name="ce3" table:formula="of:=[.Y37]" office:value-type="float" office:value="1.177">
            <text:p>1.177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4238460411084">
            <text:p>1.1424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1.11">
            <text:p>1.11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06668818237593">
            <text:p>1.0667</text:p>
          </table:table-cell>
          <table:table-cell table:style-name="ce3" table:formula="of:=[.V38]" office:value-type="float" office:value="1.147">
            <text:p>1.147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0224445512179">
            <text:p>1.1022</text:p>
          </table:table-cell>
          <table:table-cell table:style-name="ce3" table:formula="of:=[.Y38]" office:value-type="float" office:value="1.177">
            <text:p>1.177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3107386545627">
            <text:p>1.1311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4.37">
            <text:p>14.37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3.672561930909">
            <text:p>13.6726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1.11">
            <text:p>1.11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05612691324349">
            <text:p>1.0561</text:p>
          </table:table-cell>
          <table:table-cell table:style-name="ce3" table:formula="of:=[.V39]" office:value-type="float" office:value="1.147">
            <text:p>1.147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09133114368494">
            <text:p>1.0913</text:p>
          </table:table-cell>
          <table:table-cell table:style-name="ce3" table:formula="of:=[.Y39]" office:value-type="float" office:value="1.177">
            <text:p>1.177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1987511431314">
            <text:p>1.1199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1.11">
            <text:p>1.11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04567021113217">
            <text:p>1.0457</text:p>
          </table:table-cell>
          <table:table-cell table:style-name="ce3" table:formula="of:=[.V40]" office:value-type="float" office:value="1.147">
            <text:p>1.147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08052588483657">
            <text:p>1.0805</text:p>
          </table:table-cell>
          <table:table-cell table:style-name="ce3" table:formula="of:=[.Y40]" office:value-type="float" office:value="1.177">
            <text:p>1.177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087872418942">
            <text:p>1.1088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1.11">
            <text:p>1.11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03531704072492">
            <text:p>1.0353</text:p>
          </table:table-cell>
          <table:table-cell table:style-name="ce3" table:formula="of:=[.V41]" office:value-type="float" office:value="1.147">
            <text:p>1.147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06982760874908">
            <text:p>1.0698</text:p>
          </table:table-cell>
          <table:table-cell table:style-name="ce3" table:formula="of:=[.Y41]" office:value-type="float" office:value="1.177">
            <text:p>1.177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0978091503903">
            <text:p>1.0978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1.11">
            <text:p>1.11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02506637695537">
            <text:p>1.0251</text:p>
          </table:table-cell>
          <table:table-cell table:style-name="ce3" table:formula="of:=[.V42]" office:value-type="float" office:value="1.147">
            <text:p>1.147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05923525618721">
            <text:p>1.0592</text:p>
          </table:table-cell>
          <table:table-cell table:style-name="ce3" table:formula="of:=[.Y42]" office:value-type="float" office:value="1.177">
            <text:p>1.177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08693975286168">
            <text:p>1.086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1.11">
            <text:p>1.11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0149172049063">
            <text:p>1.0149</text:p>
          </table:table-cell>
          <table:table-cell table:style-name="ce3" table:formula="of:=[.V43]" office:value-type="float" office:value="1.147">
            <text:p>1.147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04874777840318">
            <text:p>1.0487</text:p>
          </table:table-cell>
          <table:table-cell table:style-name="ce3" table:formula="of:=[.Y43]" office:value-type="float" office:value="1.177">
            <text:p>1.177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07617797313038">
            <text:p>1.0762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1.11">
            <text:p>1.11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00486851970921">
            <text:p>1.0049</text:p>
          </table:table-cell>
          <table:table-cell table:style-name="ce3" table:formula="of:=[.V44]" office:value-type="float" office:value="1.147">
            <text:p>1.147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03836413703285">
            <text:p>1.0384</text:p>
          </table:table-cell>
          <table:table-cell table:style-name="ce3" table:formula="of:=[.Y44]" office:value-type="float" office:value="1.177">
            <text:p>1.177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06552274567364">
            <text:p>1.065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66761">
            <text:p>196676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796610">
            <text:p>79661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2006580">
            <text:p>200658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29">
            <text:p>29.000</text:p>
          </table:table-cell>
          <table:table-cell office:value-type="float" office:value="10">
            <text:p>10</text:p>
          </table:table-cell>
          <table:table-cell table:formula="of:=[.C3]*1.01" office:value-type="float" office:value="32.0340416369249">
            <text:p>32.0340</text:p>
          </table:table-cell>
          <table:table-cell table:style-name="ce2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32.3101971682777">
            <text:p>32.3102</text:p>
          </table:table-cell>
          <table:table-cell table:style-name="ce2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40.6942791001488">
            <text:p>40.6943</text:p>
          </table:table-cell>
          <table:table-cell table:style-name="ce2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1.9235794243838">
            <text:p>31.9236</text:p>
          </table:table-cell>
          <table:table-cell table:style-name="ce2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1.7026549993016">
            <text:p>31.7027</text:p>
          </table:table-cell>
          <table:table-cell table:style-name="ce2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107811769907">
            <text:p>32.2108</text:p>
          </table:table-cell>
          <table:table-cell table:style-name="ce2" office:value-type="float" office:value="28.82">
            <text:p>28.82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1.8352096543509">
            <text:p>31.8352</text:p>
          </table:table-cell>
          <table:table-cell table:style-name="ce2" office:value-type="float" office:value="35.17">
            <text:p>35.17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38.8495601507121">
            <text:p>38.8496</text:p>
          </table:table-cell>
          <table:table-cell table:style-name="ce2" office:value-type="float" office:value="86">
            <text:p>86.0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4.9975027853636">
            <text:p>94.9975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29">
            <text:p>29.0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1.7168729078465">
            <text:p>31.7169</text:p>
          </table:table-cell>
          <table:table-cell table:style-name="ce3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31.9902942260176">
            <text:p>31.9903</text:p>
          </table:table-cell>
          <table:table-cell table:style-name="ce3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40.2913654456919">
            <text:p>40.2914</text:p>
          </table:table-cell>
          <table:table-cell table:style-name="ce3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1.607504380578">
            <text:p>31.6075</text:p>
          </table:table-cell>
          <table:table-cell table:style-name="ce3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1.3887673260412">
            <text:p>31.3888</text:p>
          </table:table-cell>
          <table:table-cell table:style-name="ce3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891862551476">
            <text:p>31.8919</text:p>
          </table:table-cell>
          <table:table-cell table:style-name="ce3" table:formula="of:=[.S2]" office:value-type="float" office:value="28.82">
            <text:p>28.82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1.5200095587633">
            <text:p>31.5200</text:p>
          </table:table-cell>
          <table:table-cell table:style-name="ce3" table:formula="of:=[.V2]" office:value-type="float" office:value="35.17">
            <text:p>35.17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38.464911040309">
            <text:p>38.4649</text:p>
          </table:table-cell>
          <table:table-cell table:style-name="ce3" table:formula="of:=[.Y2]" office:value-type="float" office:value="86">
            <text:p>86.0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4.056933450855">
            <text:p>94.0569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29">
            <text:p>29.0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1.4028444632143">
            <text:p>31.4028</text:p>
          </table:table-cell>
          <table:table-cell table:style-name="ce3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31.6735586396213">
            <text:p>31.6736</text:p>
          </table:table-cell>
          <table:table-cell table:style-name="ce3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39.8924410353385">
            <text:p>39.8924</text:p>
          </table:table-cell>
          <table:table-cell table:style-name="ce3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1.2945587926515">
            <text:p>31.2946</text:p>
          </table:table-cell>
          <table:table-cell table:style-name="ce3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1.0779874515259">
            <text:p>31.0780</text:p>
          </table:table-cell>
          <table:table-cell table:style-name="ce3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5761015361148">
            <text:p>31.5761</text:p>
          </table:table-cell>
          <table:table-cell table:style-name="ce3" table:formula="of:=[.S3]" office:value-type="float" office:value="28.82">
            <text:p>28.82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1.2079302562013">
            <text:p>31.2079</text:p>
          </table:table-cell>
          <table:table-cell table:style-name="ce3" table:formula="of:=[.V3]" office:value-type="float" office:value="35.17">
            <text:p>35.17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38.0840703369396">
            <text:p>38.0841</text:p>
          </table:table-cell>
          <table:table-cell table:style-name="ce3" table:formula="of:=[.Y3]" office:value-type="float" office:value="86">
            <text:p>86.0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3.1256766840149">
            <text:p>93.1257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29">
            <text:p>29.0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1.0919252111033">
            <text:p>31.0919</text:p>
          </table:table-cell>
          <table:table-cell table:style-name="ce3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31.35995904913">
            <text:p>31.3600</text:p>
          </table:table-cell>
          <table:table-cell table:style-name="ce3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39.4974663716223">
            <text:p>39.4975</text:p>
          </table:table-cell>
          <table:table-cell table:style-name="ce3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0.9847116758926">
            <text:p>30.9847</text:p>
          </table:table-cell>
          <table:table-cell table:style-name="ce3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0.7702846054712">
            <text:p>30.7703</text:p>
          </table:table-cell>
          <table:table-cell table:style-name="ce3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2634668674404">
            <text:p>31.2635</text:p>
          </table:table-cell>
          <table:table-cell table:style-name="ce3" table:formula="of:=[.S4]" office:value-type="float" office:value="28.82">
            <text:p>28.82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0.898940847724">
            <text:p>30.8989</text:p>
          </table:table-cell>
          <table:table-cell table:style-name="ce3" table:formula="of:=[.V4]" office:value-type="float" office:value="35.17">
            <text:p>35.17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37.7070003336035">
            <text:p>37.7070</text:p>
          </table:table-cell>
          <table:table-cell table:style-name="ce3" table:formula="of:=[.Y4]" office:value-type="float" office:value="86">
            <text:p>86.0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2.2036402812029">
            <text:p>92.2036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29">
            <text:p>29.0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0.784084367429">
            <text:p>30.7841</text:p>
          </table:table-cell>
          <table:table-cell table:style-name="ce3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31.0494644050793">
            <text:p>31.0495</text:p>
          </table:table-cell>
          <table:table-cell table:style-name="ce3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39.1064023481409">
            <text:p>39.1064</text:p>
          </table:table-cell>
          <table:table-cell table:style-name="ce3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0.6779323523689">
            <text:p>30.6779</text:p>
          </table:table-cell>
          <table:table-cell table:style-name="ce3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0.4656283222487">
            <text:p>30.4656</text:p>
          </table:table-cell>
          <table:table-cell table:style-name="ce3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0.9539275915252">
            <text:p>30.9539</text:p>
          </table:table-cell>
          <table:table-cell table:style-name="ce3" table:formula="of:=[.S5]" office:value-type="float" office:value="28.82">
            <text:p>28.82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0.5930107403208">
            <text:p>30.5930</text:p>
          </table:table-cell>
          <table:table-cell table:style-name="ce3" table:formula="of:=[.V5]" office:value-type="float" office:value="35.17">
            <text:p>35.17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37.3336636966372">
            <text:p>37.3337</text:p>
          </table:table-cell>
          <table:table-cell table:style-name="ce3" table:formula="of:=[.Y5]" office:value-type="float" office:value="86">
            <text:p>86.0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1.290732951686">
            <text:p>91.2907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29">
            <text:p>29.0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30.4792914529">
            <text:p>30.4793</text:p>
          </table:table-cell>
          <table:table-cell table:style-name="ce3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30.742043965425">
            <text:p>30.7420</text:p>
          </table:table-cell>
          <table:table-cell table:style-name="ce3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38.719210245684">
            <text:p>38.7192</text:p>
          </table:table-cell>
          <table:table-cell table:style-name="ce3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0.37419044789">
            <text:p>30.3742</text:p>
          </table:table-cell>
          <table:table-cell table:style-name="ce3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0.16398843787">
            <text:p>30.1640</text:p>
          </table:table-cell>
          <table:table-cell table:style-name="ce3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647453060916">
            <text:p>30.6475</text:p>
          </table:table-cell>
          <table:table-cell table:style-name="ce3" table:formula="of:=[.S6]" office:value-type="float" office:value="28.82">
            <text:p>28.82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0.290109643882">
            <text:p>30.2901</text:p>
          </table:table-cell>
          <table:table-cell table:style-name="ce3" table:formula="of:=[.V6]" office:value-type="float" office:value="35.17">
            <text:p>35.17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36.964023462017">
            <text:p>36.9640</text:p>
          </table:table-cell>
          <table:table-cell table:style-name="ce3" table:formula="of:=[.Y6]" office:value-type="float" office:value="86">
            <text:p>86.0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0.3868643086">
            <text:p>90.3869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29">
            <text:p>29.0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0.17751629">
            <text:p>30.1775</text:p>
          </table:table-cell>
          <table:table-cell table:style-name="ce3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30.4376672925">
            <text:p>30.4377</text:p>
          </table:table-cell>
          <table:table-cell table:style-name="ce3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38.3358517284">
            <text:p>38.3359</text:p>
          </table:table-cell>
          <table:table-cell table:style-name="ce3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0.073455889">
            <text:p>30.0735</text:p>
          </table:table-cell>
          <table:table-cell table:style-name="ce3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29.865335087">
            <text:p>29.8653</text:p>
          </table:table-cell>
          <table:table-cell table:style-name="ce3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440129316">
            <text:p>30.3440</text:p>
          </table:table-cell>
          <table:table-cell table:style-name="ce3" table:formula="of:=[.S7]" office:value-type="float" office:value="28.82">
            <text:p>28.82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29.9902075682">
            <text:p>29.9902</text:p>
          </table:table-cell>
          <table:table-cell table:style-name="ce3" table:formula="of:=[.V7]" office:value-type="float" office:value="35.17">
            <text:p>35.17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36.5980430317">
            <text:p>36.5980</text:p>
          </table:table-cell>
          <table:table-cell table:style-name="ce3" table:formula="of:=[.Y7]" office:value-type="float" office:value="86">
            <text:p>86.0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89.49194486">
            <text:p>89.4919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29">
            <text:p>29.0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9.878729">
            <text:p>29.8787</text:p>
          </table:table-cell>
          <table:table-cell table:style-name="ce3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30.13630425">
            <text:p>30.1363</text:p>
          </table:table-cell>
          <table:table-cell table:style-name="ce3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37.95628884">
            <text:p>37.9563</text:p>
          </table:table-cell>
          <table:table-cell table:style-name="ce3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29.7756989">
            <text:p>29.7757</text:p>
          </table:table-cell>
          <table:table-cell table:style-name="ce3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29.5696387">
            <text:p>29.5696</text:p>
          </table:table-cell>
          <table:table-cell table:style-name="ce3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4357716">
            <text:p>30.0436</text:p>
          </table:table-cell>
          <table:table-cell table:style-name="ce3" table:formula="of:=[.S8]" office:value-type="float" office:value="28.82">
            <text:p>28.82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29.69327482">
            <text:p>29.6933</text:p>
          </table:table-cell>
          <table:table-cell table:style-name="ce3" table:formula="of:=[.V8]" office:value-type="float" office:value="35.17">
            <text:p>35.17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36.23568617">
            <text:p>36.2357</text:p>
          </table:table-cell>
          <table:table-cell table:style-name="ce3" table:formula="of:=[.Y8]" office:value-type="float" office:value="86">
            <text:p>86.0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88.605886">
            <text:p>88.6059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29">
            <text:p>29.0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29.5829">
            <text:p>29.5829</text:p>
          </table:table-cell>
          <table:table-cell table:style-name="ce3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9.837925">
            <text:p>29.8379</text:p>
          </table:table-cell>
          <table:table-cell table:style-name="ce3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37.580484">
            <text:p>37.5805</text:p>
          </table:table-cell>
          <table:table-cell table:style-name="ce3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29.48089">
            <text:p>29.4809</text:p>
          </table:table-cell>
          <table:table-cell table:style-name="ce3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29.27687">
            <text:p>29.2769</text:p>
          </table:table-cell>
          <table:table-cell table:style-name="ce3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46116">
            <text:p>29.7461</text:p>
          </table:table-cell>
          <table:table-cell table:style-name="ce3" table:formula="of:=[.S9]" office:value-type="float" office:value="28.82">
            <text:p>28.82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29.399282">
            <text:p>29.3993</text:p>
          </table:table-cell>
          <table:table-cell table:style-name="ce3" table:formula="of:=[.V9]" office:value-type="float" office:value="35.17">
            <text:p>35.17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35.876917">
            <text:p>35.8769</text:p>
          </table:table-cell>
          <table:table-cell table:style-name="ce3" table:formula="of:=[.Y9]" office:value-type="float" office:value="86">
            <text:p>86.0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87.7286">
            <text:p>87.7286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29">
            <text:p>29.0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29.29">
            <text:p>29.2900</text:p>
          </table:table-cell>
          <table:table-cell table:style-name="ce3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9.5425">
            <text:p>29.5425</text:p>
          </table:table-cell>
          <table:table-cell table:style-name="ce3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37.2084">
            <text:p>37.2084</text:p>
          </table:table-cell>
          <table:table-cell table:style-name="ce3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29.189">
            <text:p>29.1890</text:p>
          </table:table-cell>
          <table:table-cell table:style-name="ce3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28.987">
            <text:p>28.9870</text:p>
          </table:table-cell>
          <table:table-cell table:style-name="ce3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4516">
            <text:p>29.4516</text:p>
          </table:table-cell>
          <table:table-cell table:style-name="ce3" table:formula="of:=[.S10]" office:value-type="float" office:value="28.82">
            <text:p>28.82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29.1082">
            <text:p>29.1082</text:p>
          </table:table-cell>
          <table:table-cell table:style-name="ce3" table:formula="of:=[.V10]" office:value-type="float" office:value="35.17">
            <text:p>35.17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35.5217">
            <text:p>35.5217</text:p>
          </table:table-cell>
          <table:table-cell table:style-name="ce3" table:formula="of:=[.Y10]" office:value-type="float" office:value="86">
            <text:p>86.0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6.86">
            <text:p>86.860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29">
            <text:p>29.0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29">
            <text:p>29.0000</text:p>
          </table:table-cell>
          <table:table-cell table:style-name="ce3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9.25">
            <text:p>29.2500</text:p>
          </table:table-cell>
          <table:table-cell table:style-name="ce3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36.84">
            <text:p>36.8400</text:p>
          </table:table-cell>
          <table:table-cell table:style-name="ce3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28.9">
            <text:p>28.9000</text:p>
          </table:table-cell>
          <table:table-cell table:style-name="ce3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28.7">
            <text:p>28.7000</text:p>
          </table:table-cell>
          <table:table-cell table:style-name="ce3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16">
            <text:p>29.1600</text:p>
          </table:table-cell>
          <table:table-cell table:style-name="ce3" table:formula="of:=[.S11]" office:value-type="float" office:value="28.82">
            <text:p>28.82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28.82">
            <text:p>28.8200</text:p>
          </table:table-cell>
          <table:table-cell table:style-name="ce3" table:formula="of:=[.V11]" office:value-type="float" office:value="35.17">
            <text:p>35.17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35.17">
            <text:p>35.1700</text:p>
          </table:table-cell>
          <table:table-cell table:style-name="ce3" table:formula="of:=[.Y11]" office:value-type="float" office:value="86">
            <text:p>86.0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6">
            <text:p>86.0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29">
            <text:p>29.0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28.7128712871287">
            <text:p>28.7129</text:p>
          </table:table-cell>
          <table:table-cell table:style-name="ce3" table:formula="of:=[.D12]" office:value-type="float" office:value="29.25">
            <text:p>29.25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8.960396039604">
            <text:p>28.9604</text:p>
          </table:table-cell>
          <table:table-cell table:style-name="ce3" table:formula="of:=[.G12]" office:value-type="float" office:value="36.84">
            <text:p>36.84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36.4752475247525">
            <text:p>36.4752</text:p>
          </table:table-cell>
          <table:table-cell table:style-name="ce3" table:formula="of:=[.J12]" office:value-type="float" office:value="28.9">
            <text:p>28.9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28.6138613861386">
            <text:p>28.6139</text:p>
          </table:table-cell>
          <table:table-cell table:style-name="ce3" table:formula="of:=[.M12]" office:value-type="float" office:value="28.7">
            <text:p>28.7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28.4158415841584">
            <text:p>28.4158</text:p>
          </table:table-cell>
          <table:table-cell table:style-name="ce3" table:formula="of:=[.P12]" office:value-type="float" office:value="29.16">
            <text:p>29.16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8712871287129">
            <text:p>28.8713</text:p>
          </table:table-cell>
          <table:table-cell table:style-name="ce3" table:formula="of:=[.S12]" office:value-type="float" office:value="28.82">
            <text:p>28.82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28.5346534653465">
            <text:p>28.5347</text:p>
          </table:table-cell>
          <table:table-cell table:style-name="ce3" table:formula="of:=[.V12]" office:value-type="float" office:value="35.17">
            <text:p>35.17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34.8217821782178">
            <text:p>34.8218</text:p>
          </table:table-cell>
          <table:table-cell table:style-name="ce3" table:formula="of:=[.Y12]" office:value-type="float" office:value="86">
            <text:p>86.0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5.1485148514852">
            <text:p>85.1485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29">
            <text:p>29.0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28.4285854328007">
            <text:p>28.4286</text:p>
          </table:table-cell>
          <table:table-cell table:style-name="ce3" table:formula="of:=[.D13]" office:value-type="float" office:value="29.25">
            <text:p>29.25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8.6736594451524">
            <text:p>28.6737</text:p>
          </table:table-cell>
          <table:table-cell table:style-name="ce3" table:formula="of:=[.G13]" office:value-type="float" office:value="36.84">
            <text:p>36.84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36.114106460151">
            <text:p>36.1141</text:p>
          </table:table-cell>
          <table:table-cell table:style-name="ce3" table:formula="of:=[.J13]" office:value-type="float" office:value="28.9">
            <text:p>28.9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28.33055582786">
            <text:p>28.3306</text:p>
          </table:table-cell>
          <table:table-cell table:style-name="ce3" table:formula="of:=[.M13]" office:value-type="float" office:value="28.7">
            <text:p>28.7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28.1344966179786">
            <text:p>28.1345</text:p>
          </table:table-cell>
          <table:table-cell table:style-name="ce3" table:formula="of:=[.P13]" office:value-type="float" office:value="29.16">
            <text:p>29.16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5854328007058">
            <text:p>28.5854</text:p>
          </table:table-cell>
          <table:table-cell table:style-name="ce3" table:formula="of:=[.S13]" office:value-type="float" office:value="28.82">
            <text:p>28.82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28.2521321439075">
            <text:p>28.2521</text:p>
          </table:table-cell>
          <table:table-cell table:style-name="ce3" table:formula="of:=[.V13]" office:value-type="float" office:value="35.17">
            <text:p>35.17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34.4770120576414">
            <text:p>34.4770</text:p>
          </table:table-cell>
          <table:table-cell table:style-name="ce3" table:formula="of:=[.Y13]" office:value-type="float" office:value="86">
            <text:p>86.0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4.3054602489952">
            <text:p>84.3055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29">
            <text:p>29.0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8.1471142899017">
            <text:p>28.1471</text:p>
          </table:table-cell>
          <table:table-cell table:style-name="ce3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8.3897618268836">
            <text:p>28.3898</text:p>
          </table:table-cell>
          <table:table-cell table:style-name="ce3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35.7565410496544">
            <text:p>35.7565</text:p>
          </table:table-cell>
          <table:table-cell table:style-name="ce3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28.0500552751089">
            <text:p>28.0501</text:p>
          </table:table-cell>
          <table:table-cell table:style-name="ce3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27.8559372455234">
            <text:p>27.8559</text:p>
          </table:table-cell>
          <table:table-cell table:style-name="ce3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024087135701">
            <text:p>28.3024</text:p>
          </table:table-cell>
          <table:table-cell table:style-name="ce3" table:formula="of:=[.S14]" office:value-type="float" office:value="28.82">
            <text:p>28.82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27.9724080632747">
            <text:p>27.9724</text:p>
          </table:table-cell>
          <table:table-cell table:style-name="ce3" table:formula="of:=[.V14]" office:value-type="float" office:value="35.17">
            <text:p>35.17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34.1356555026153">
            <text:p>34.1357</text:p>
          </table:table-cell>
          <table:table-cell table:style-name="ce3" table:formula="of:=[.Y14]" office:value-type="float" office:value="86">
            <text:p>86.0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3.4707527217774">
            <text:p>83.4708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29">
            <text:p>29.0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7.8684299900017">
            <text:p>27.8684</text:p>
          </table:table-cell>
          <table:table-cell table:style-name="ce3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8.1086750761224">
            <text:p>28.1087</text:p>
          </table:table-cell>
          <table:table-cell table:style-name="ce3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35.4025158907469">
            <text:p>35.4025</text:p>
          </table:table-cell>
          <table:table-cell table:style-name="ce3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27.7723319555534">
            <text:p>27.7723</text:p>
          </table:table-cell>
          <table:table-cell table:style-name="ce3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27.5801358866568">
            <text:p>27.5801</text:p>
          </table:table-cell>
          <table:table-cell table:style-name="ce3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221868451189">
            <text:p>28.0222</text:p>
          </table:table-cell>
          <table:table-cell table:style-name="ce3" table:formula="of:=[.S15]" office:value-type="float" office:value="28.82">
            <text:p>28.82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27.6954535279948">
            <text:p>27.6955</text:p>
          </table:table-cell>
          <table:table-cell table:style-name="ce3" table:formula="of:=[.V15]" office:value-type="float" office:value="35.17">
            <text:p>35.17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33.7976787154606">
            <text:p>33.7977</text:p>
          </table:table-cell>
          <table:table-cell table:style-name="ce3" table:formula="of:=[.Y15]" office:value-type="float" office:value="86">
            <text:p>86.0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2.6443096255222">
            <text:p>82.6443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29">
            <text:p>29.0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27.5925049405957">
            <text:p>27.5925</text:p>
          </table:table-cell>
          <table:table-cell table:style-name="ce3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7.8303713624974">
            <text:p>27.8304</text:p>
          </table:table-cell>
          <table:table-cell table:style-name="ce3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35.0519959314326">
            <text:p>35.0520</text:p>
          </table:table-cell>
          <table:table-cell table:style-name="ce3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27.497358371835">
            <text:p>27.4974</text:p>
          </table:table-cell>
          <table:table-cell table:style-name="ce3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27.3070652343137">
            <text:p>27.3071</text:p>
          </table:table-cell>
          <table:table-cell table:style-name="ce3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447394506128">
            <text:p>27.7447</text:p>
          </table:table-cell>
          <table:table-cell table:style-name="ce3" table:formula="of:=[.S16]" office:value-type="float" office:value="28.82">
            <text:p>28.82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27.4212411168265">
            <text:p>27.4212</text:p>
          </table:table-cell>
          <table:table-cell table:style-name="ce3" table:formula="of:=[.V16]" office:value-type="float" office:value="35.17">
            <text:p>35.17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33.4630482331294">
            <text:p>33.4630</text:p>
          </table:table-cell>
          <table:table-cell table:style-name="ce3" table:formula="of:=[.Y16]" office:value-type="float" office:value="86">
            <text:p>86.0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1.8260491341804">
            <text:p>81.826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29">
            <text:p>29.0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7.319311822372">
            <text:p>27.3193</text:p>
          </table:table-cell>
          <table:table-cell table:style-name="ce3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7.5548231311855">
            <text:p>27.5548</text:p>
          </table:table-cell>
          <table:table-cell table:style-name="ce3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34.704946466765">
            <text:p>34.7049</text:p>
          </table:table-cell>
          <table:table-cell table:style-name="ce3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27.2251072988466">
            <text:p>27.2251</text:p>
          </table:table-cell>
          <table:table-cell table:style-name="ce3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7.0366982517957">
            <text:p>27.0367</text:p>
          </table:table-cell>
          <table:table-cell table:style-name="ce3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4700390600127">
            <text:p>27.4700</text:p>
          </table:table-cell>
          <table:table-cell table:style-name="ce3" table:formula="of:=[.S17]" office:value-type="float" office:value="28.82">
            <text:p>28.82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27.1497436800262">
            <text:p>27.1497</text:p>
          </table:table-cell>
          <table:table-cell table:style-name="ce3" table:formula="of:=[.V17]" office:value-type="float" office:value="35.17">
            <text:p>35.17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33.1317309238905">
            <text:p>33.1317</text:p>
          </table:table-cell>
          <table:table-cell table:style-name="ce3" table:formula="of:=[.Y17]" office:value-type="float" office:value="86">
            <text:p>86.0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1.0158902318618">
            <text:p>81.0159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29">
            <text:p>29.0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0488235865069">
            <text:p>27.0488</text:p>
          </table:table-cell>
          <table:table-cell table:style-name="ce3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7.2820031001837">
            <text:p>27.2820</text:p>
          </table:table-cell>
          <table:table-cell table:style-name="ce3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34.3613331354109">
            <text:p>34.3613</text:p>
          </table:table-cell>
          <table:table-cell table:style-name="ce3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26.9555517810362">
            <text:p>26.9556</text:p>
          </table:table-cell>
          <table:table-cell table:style-name="ce3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6.7690081700948">
            <text:p>26.7690</text:p>
          </table:table-cell>
          <table:table-cell table:style-name="ce3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1980584752601">
            <text:p>27.1981</text:p>
          </table:table-cell>
          <table:table-cell table:style-name="ce3" table:formula="of:=[.S18]" office:value-type="float" office:value="28.82">
            <text:p>28.82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26.8809343366596">
            <text:p>26.8809</text:p>
          </table:table-cell>
          <table:table-cell table:style-name="ce3" table:formula="of:=[.V18]" office:value-type="float" office:value="35.17">
            <text:p>35.17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32.8036939840499">
            <text:p>32.8037</text:p>
          </table:table-cell>
          <table:table-cell table:style-name="ce3" table:formula="of:=[.Y18]" office:value-type="float" office:value="86">
            <text:p>86.0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0.2137527048136">
            <text:p>80.2138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29">
            <text:p>29.0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6.7810134519871">
            <text:p>26.7810</text:p>
          </table:table-cell>
          <table:table-cell table:style-name="ce3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7.0118842576076">
            <text:p>27.0119</text:p>
          </table:table-cell>
          <table:table-cell table:style-name="ce3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34.0211219162484">
            <text:p>34.0211</text:p>
          </table:table-cell>
          <table:table-cell table:style-name="ce3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26.6886651297388">
            <text:p>26.6887</text:p>
          </table:table-cell>
          <table:table-cell table:style-name="ce3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6.5039684852424">
            <text:p>26.5040</text:p>
          </table:table-cell>
          <table:table-cell table:style-name="ce3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287707675842">
            <text:p>26.9288</text:p>
          </table:table-cell>
          <table:table-cell table:style-name="ce3" table:formula="of:=[.S19]" office:value-type="float" office:value="28.82">
            <text:p>28.82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26.6147864719402">
            <text:p>26.6148</text:p>
          </table:table-cell>
          <table:table-cell table:style-name="ce3" table:formula="of:=[.V19]" office:value-type="float" office:value="35.17">
            <text:p>35.17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32.4789049347029">
            <text:p>32.4789</text:p>
          </table:table-cell>
          <table:table-cell table:style-name="ce3" table:formula="of:=[.Y19]" office:value-type="float" office:value="86">
            <text:p>86.0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79.4195571334789">
            <text:p>79.4196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29">
            <text:p>29.0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6.5158549029575">
            <text:p>26.5159</text:p>
          </table:table-cell>
          <table:table-cell table:style-name="ce3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6.7444398590175">
            <text:p>26.7444</text:p>
          </table:table-cell>
          <table:table-cell table:style-name="ce3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33.6842791249984">
            <text:p>33.6843</text:p>
          </table:table-cell>
          <table:table-cell table:style-name="ce3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26.4244209205335">
            <text:p>26.4244</text:p>
          </table:table-cell>
          <table:table-cell table:style-name="ce3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6.2415529556855">
            <text:p>26.2416</text:p>
          </table:table-cell>
          <table:table-cell table:style-name="ce3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6621492748359">
            <text:p>26.6621</text:p>
          </table:table-cell>
          <table:table-cell table:style-name="ce3" table:formula="of:=[.S20]" office:value-type="float" office:value="28.82">
            <text:p>28.82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26.3512737345943">
            <text:p>26.3513</text:p>
          </table:table-cell>
          <table:table-cell table:style-name="ce3" table:formula="of:=[.V20]" office:value-type="float" office:value="35.17">
            <text:p>35.17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32.1573316185177">
            <text:p>32.1573</text:p>
          </table:table-cell>
          <table:table-cell table:style-name="ce3" table:formula="of:=[.Y20]" office:value-type="float" office:value="86">
            <text:p>86.0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78.6332248846325">
            <text:p>78.6332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29">
            <text:p>29.0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6.2533216860965">
            <text:p>26.2533</text:p>
          </table:table-cell>
          <table:table-cell table:style-name="ce3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6.4796434247698">
            <text:p>26.4796</text:p>
          </table:table-cell>
          <table:table-cell table:style-name="ce3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33.3507714108895">
            <text:p>33.3508</text:p>
          </table:table-cell>
          <table:table-cell table:style-name="ce3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26.1627929906272">
            <text:p>26.1628</text:p>
          </table:table-cell>
          <table:table-cell table:style-name="ce3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5.9817355996886">
            <text:p>25.9817</text:p>
          </table:table-cell>
          <table:table-cell table:style-name="ce3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3981675988474">
            <text:p>26.3982</text:p>
          </table:table-cell>
          <table:table-cell table:style-name="ce3" table:formula="of:=[.S21]" office:value-type="float" office:value="28.82">
            <text:p>28.82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26.0903700342518">
            <text:p>26.0904</text:p>
          </table:table-cell>
          <table:table-cell table:style-name="ce3" table:formula="of:=[.V21]" office:value-type="float" office:value="35.17">
            <text:p>35.17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31.8389421965522">
            <text:p>31.8389</text:p>
          </table:table-cell>
          <table:table-cell table:style-name="ce3" table:formula="of:=[.Y21]" office:value-type="float" office:value="86">
            <text:p>86.0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77.8546781035966">
            <text:p>77.854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40.99">
            <text:p>40.990</text:p>
          </table:table-cell>
          <table:table-cell office:value-type="float" office:value="10">
            <text:p>10</text:p>
          </table:table-cell>
          <table:table-cell table:formula="of:=[.C26]*1.01" office:value-type="float" office:value="45.2784609206053">
            <text:p>45.2785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3.4479579574513">
            <text:p>33.4480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0.90799938708801">
            <text:p>0.9080</text:p>
          </table:table-cell>
          <table:table-cell table:style-name="ce2" office:value-type="float" office:value="1.307">
            <text:p>1.307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44374111791244">
            <text:p>1.4437</text:p>
          </table:table-cell>
          <table:table-cell table:style-name="ce2" office:value-type="float" office:value="1.199">
            <text:p>1.199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2444192836803">
            <text:p>1.3244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40.99">
            <text:p>40.99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44.830159327332">
            <text:p>44.8302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3.1167900568825">
            <text:p>33.1168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0.899009294146545">
            <text:p>0.8990</text:p>
          </table:table-cell>
          <table:table-cell table:style-name="ce3" table:formula="of:=[.V25]" office:value-type="float" office:value="1.307">
            <text:p>1.307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42944665139846">
            <text:p>1.4294</text:p>
          </table:table-cell>
          <table:table-cell table:style-name="ce3" table:formula="of:=[.Y25]" office:value-type="float" office:value="1.199">
            <text:p>1.199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31132864194855">
            <text:p>1.3113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40.99">
            <text:p>40.99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44.386296363695">
            <text:p>44.3863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2.7889010464183">
            <text:p>32.7889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0.890108212026282">
            <text:p>0.8901</text:p>
          </table:table-cell>
          <table:table-cell table:style-name="ce3" table:formula="of:=[.V26]" office:value-type="float" office:value="1.307">
            <text:p>1.307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4152937142559">
            <text:p>1.4153</text:p>
          </table:table-cell>
          <table:table-cell table:style-name="ce3" table:formula="of:=[.Y26]" office:value-type="float" office:value="1.199">
            <text:p>1.199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29834519004807">
            <text:p>1.2983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40.99">
            <text:p>40.99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43.9468280828663">
            <text:p>43.9468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2.4642584618003">
            <text:p>32.4643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0.881295259431962">
            <text:p>0.8813</text:p>
          </table:table-cell>
          <table:table-cell table:style-name="ce3" table:formula="of:=[.V27]" office:value-type="float" office:value="1.307">
            <text:p>1.307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40128090520386">
            <text:p>1.4013</text:p>
          </table:table-cell>
          <table:table-cell table:style-name="ce3" table:formula="of:=[.Y27]" office:value-type="float" office:value="1.199">
            <text:p>1.199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28549028717631">
            <text:p>1.2855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40.99">
            <text:p>40.99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43.511710973135">
            <text:p>43.5117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2.1428301601983">
            <text:p>32.1428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0.872569563794022">
            <text:p>0.8726</text:p>
          </table:table-cell>
          <table:table-cell table:style-name="ce3" table:formula="of:=[.V28]" office:value-type="float" office:value="1.307">
            <text:p>1.307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38740683683551">
            <text:p>1.3874</text:p>
          </table:table-cell>
          <table:table-cell table:style-name="ce3" table:formula="of:=[.Y28]" office:value-type="float" office:value="1.199">
            <text:p>1.199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2727626605706">
            <text:p>1.2728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40.99">
            <text:p>40.99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43.080901953599">
            <text:p>43.0809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1.824584317028">
            <text:p>31.8246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0.822">
            <text:p>0.822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0.8639302611822">
            <text:p>0.8639</text:p>
          </table:table-cell>
          <table:table-cell table:style-name="ce3" table:formula="of:=[.V29]" office:value-type="float" office:value="1.307">
            <text:p>1.307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3736701354807">
            <text:p>1.3737</text:p>
          </table:table-cell>
          <table:table-cell table:style-name="ce3" table:formula="of:=[.Y29]" office:value-type="float" office:value="1.199">
            <text:p>1.199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601610500699">
            <text:p>1.2602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40.99">
            <text:p>40.99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42.6543583699">
            <text:p>42.6544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1.5094894228">
            <text:p>31.509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0.85537649622">
            <text:p>0.8554</text:p>
          </table:table-cell>
          <table:table-cell table:style-name="ce3" table:formula="of:=[.V30]" office:value-type="float" office:value="1.307">
            <text:p>1.307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36006944107">
            <text:p>1.3601</text:p>
          </table:table-cell>
          <table:table-cell table:style-name="ce3" table:formula="of:=[.Y30]" office:value-type="float" office:value="1.199">
            <text:p>1.199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4768420799">
            <text:p>1.2477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40.99">
            <text:p>40.99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42.23203799">
            <text:p>42.2320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1.19751428">
            <text:p>31.1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0.846907422">
            <text:p>0.8469</text:p>
          </table:table-cell>
          <table:table-cell table:style-name="ce3" table:formula="of:=[.V31]" office:value-type="float" office:value="1.307">
            <text:p>1.307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346603407">
            <text:p>1.3466</text:p>
          </table:table-cell>
          <table:table-cell table:style-name="ce3" table:formula="of:=[.Y31]" office:value-type="float" office:value="1.199">
            <text:p>1.199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35330899">
            <text:p>1.2353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40.99">
            <text:p>40.99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41.813899">
            <text:p>41.8139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0.888628">
            <text:p>30.8886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0.8385222">
            <text:p>0.8385</text:p>
          </table:table-cell>
          <table:table-cell table:style-name="ce3" table:formula="of:=[.V32]" office:value-type="float" office:value="1.307">
            <text:p>1.307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3332707">
            <text:p>1.3333</text:p>
          </table:table-cell>
          <table:table-cell table:style-name="ce3" table:formula="of:=[.Y32]" office:value-type="float" office:value="1.199">
            <text:p>1.199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230999">
            <text:p>1.2231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40.99">
            <text:p>40.99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41.3999">
            <text:p>41.3999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0.5828">
            <text:p>30.5828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0.83022">
            <text:p>0.8302</text:p>
          </table:table-cell>
          <table:table-cell table:style-name="ce3" table:formula="of:=[.V33]" office:value-type="float" office:value="1.307">
            <text:p>1.307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32007">
            <text:p>1.3201</text:p>
          </table:table-cell>
          <table:table-cell table:style-name="ce3" table:formula="of:=[.Y33]" office:value-type="float" office:value="1.199">
            <text:p>1.199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21099">
            <text:p>1.2110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40.99">
            <text:p>40.99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40.99">
            <text:p>40.99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0.28">
            <text:p>30.28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0.822">
            <text:p>0.822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0.822">
            <text:p>0.8220</text:p>
          </table:table-cell>
          <table:table-cell table:style-name="ce3" table:formula="of:=[.V34]" office:value-type="float" office:value="1.307">
            <text:p>1.307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307">
            <text:p>1.3070</text:p>
          </table:table-cell>
          <table:table-cell table:style-name="ce3" table:formula="of:=[.Y34]" office:value-type="float" office:value="1.199">
            <text:p>1.199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199">
            <text:p>1.199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40.99">
            <text:p>40.99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40.5841584158416">
            <text:p>40.5842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30.28">
            <text:p>30.28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9.980198019802">
            <text:p>29.9802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0.822">
            <text:p>0.822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0.813861386138614">
            <text:p>0.8139</text:p>
          </table:table-cell>
          <table:table-cell table:style-name="ce3" table:formula="of:=[.V35]" office:value-type="float" office:value="1.307">
            <text:p>1.307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29405940594059">
            <text:p>1.2941</text:p>
          </table:table-cell>
          <table:table-cell table:style-name="ce3" table:formula="of:=[.Y35]" office:value-type="float" office:value="1.199">
            <text:p>1.199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18712871287129">
            <text:p>1.1871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40.99">
            <text:p>40.99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40.1823350651897">
            <text:p>40.1823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30.28">
            <text:p>30.28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9.6833643760416">
            <text:p>29.6834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0.822">
            <text:p>0.822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0.805803352612489">
            <text:p>0.8058</text:p>
          </table:table-cell>
          <table:table-cell table:style-name="ce3" table:formula="of:=[.V36]" office:value-type="float" office:value="1.307">
            <text:p>1.307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28124693657485">
            <text:p>1.2812</text:p>
          </table:table-cell>
          <table:table-cell table:style-name="ce3" table:formula="of:=[.Y36]" office:value-type="float" office:value="1.199">
            <text:p>1.199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1753749632389">
            <text:p>1.1754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40.99">
            <text:p>40.99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39.7844901635541">
            <text:p>39.7845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9.3894696792491">
            <text:p>29.3895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0.797825101596524">
            <text:p>0.7978</text:p>
          </table:table-cell>
          <table:table-cell table:style-name="ce3" table:formula="of:=[.V37]" office:value-type="float" office:value="1.307">
            <text:p>1.307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26856132334143">
            <text:p>1.2686</text:p>
          </table:table-cell>
          <table:table-cell table:style-name="ce3" table:formula="of:=[.Y37]" office:value-type="float" office:value="1.199">
            <text:p>1.199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6373758736525">
            <text:p>1.1637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40.99">
            <text:p>40.99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39.3905843203506">
            <text:p>39.3906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9.0984848309397">
            <text:p>29.0985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0.789925843164875">
            <text:p>0.7899</text:p>
          </table:table-cell>
          <table:table-cell table:style-name="ce3" table:formula="of:=[.V38]" office:value-type="float" office:value="1.307">
            <text:p>1.307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25600131023904">
            <text:p>1.2560</text:p>
          </table:table-cell>
          <table:table-cell table:style-name="ce3" table:formula="of:=[.Y38]" office:value-type="float" office:value="1.199">
            <text:p>1.199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522154330349">
            <text:p>1.1522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40.99">
            <text:p>40.99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39.0005785350006">
            <text:p>39.0006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8.8103810207324">
            <text:p>28.8104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0.822">
            <text:p>0.822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0.782104795212748">
            <text:p>0.7821</text:p>
          </table:table-cell>
          <table:table-cell table:style-name="ce3" table:formula="of:=[.V39]" office:value-type="float" office:value="1.307">
            <text:p>1.307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24356565370202">
            <text:p>1.2436</text:p>
          </table:table-cell>
          <table:table-cell table:style-name="ce3" table:formula="of:=[.Y39]" office:value-type="float" office:value="1.199">
            <text:p>1.199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4080735944049">
            <text:p>1.1408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40.99">
            <text:p>40.99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38.6144341930699">
            <text:p>38.6144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8.5251297234974">
            <text:p>28.52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0.774361183378958">
            <text:p>0.7744</text:p>
          </table:table-cell>
          <table:table-cell table:style-name="ce3" table:formula="of:=[.V40]" office:value-type="float" office:value="1.307">
            <text:p>1.307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23125312247725">
            <text:p>1.2313</text:p>
          </table:table-cell>
          <table:table-cell table:style-name="ce3" table:formula="of:=[.Y40]" office:value-type="float" office:value="1.199">
            <text:p>1.199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2951223706979">
            <text:p>1.1295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40.99">
            <text:p>40.99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38.2321130624455">
            <text:p>38.2321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8.2427026965321">
            <text:p>28.242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0.766694240969265">
            <text:p>0.7667</text:p>
          </table:table-cell>
          <table:table-cell table:style-name="ce3" table:formula="of:=[.V41]" office:value-type="float" office:value="1.307">
            <text:p>1.307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21906249750223">
            <text:p>1.2191</text:p>
          </table:table-cell>
          <table:table-cell table:style-name="ce3" table:formula="of:=[.Y41]" office:value-type="float" office:value="1.199">
            <text:p>1.199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11832894759386">
            <text:p>1.1183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40.99">
            <text:p>40.99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37.85357728955">
            <text:p>37.8536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7.9630719767644">
            <text:p>27.9631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0.759103208880461">
            <text:p>0.7591</text:p>
          </table:table-cell>
          <table:table-cell table:style-name="ce3" table:formula="of:=[.V42]" office:value-type="float" office:value="1.307">
            <text:p>1.307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20699257178438">
            <text:p>1.2070</text:p>
          </table:table-cell>
          <table:table-cell table:style-name="ce3" table:formula="of:=[.Y42]" office:value-type="float" office:value="1.199">
            <text:p>1.199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10725638375629">
            <text:p>1.1073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40.99">
            <text:p>40.99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37.478789395594">
            <text:p>37.4788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7.6862098779846">
            <text:p>27.686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0.751587335525209">
            <text:p>0.7516</text:p>
          </table:table-cell>
          <table:table-cell table:style-name="ce3" table:formula="of:=[.V43]" office:value-type="float" office:value="1.307">
            <text:p>1.307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19504215028157">
            <text:p>1.1950</text:p>
          </table:table-cell>
          <table:table-cell table:style-name="ce3" table:formula="of:=[.Y43]" office:value-type="float" office:value="1.199">
            <text:p>1.199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09629344926366">
            <text:p>1.0963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40.99">
            <text:p>40.99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37.1077122728654">
            <text:p>37.1077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7.4120889881035">
            <text:p>27.4121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0.744145876757632">
            <text:p>0.7441</text:p>
          </table:table-cell>
          <table:table-cell table:style-name="ce3" table:formula="of:=[.V44]" office:value-type="float" office:value="1.307">
            <text:p>1.307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18321004978373">
            <text:p>1.1832</text:p>
          </table:table-cell>
          <table:table-cell table:style-name="ce3" table:formula="of:=[.Y44]" office:value-type="float" office:value="1.199">
            <text:p>1.199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08543905867689">
            <text:p>1.085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786545">
            <text:p>786545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2206077">
            <text:p>2206077</text:p>
          </table:table-cell>
          <table:table-cell/>
          <table:table-cell table:style-name="ce6" office:value-type="string">
            <text:p>he</text:p>
          </table:table-cell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1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2015／04／24</text:date>, <text:time>21:24:1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4-24T21:24:11.04</dc:date>
    <meta:editing-duration>P33DT28M49S</meta:editing-duration>
    <meta:editing-cycles>106</meta:editing-cycles>
    <meta:generator>OpenOffice/4.1.1$Win32 OpenOffice.org_project/411m6$Build-9775</meta:generator>
    <meta:document-statistic meta:table-count="6" meta:cell-count="3468" meta:object-count="0"/>
  </office:meta>
</office:document-meta>
</file>